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6.986cm" table:align="margins" style:writing-mode="lr-tb"/>
    </style:style>
    <style:style style:name="Table21.A" style:family="table-column">
      <style:table-column-properties style:column-width="4.313cm" style:rel-column-width="16640*"/>
    </style:style>
    <style:style style:name="Table21.B" style:family="table-column">
      <style:table-column-properties style:column-width="12.674cm" style:rel-column-width="48895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B1" style:family="table-cell">
      <style:table-cell-properties fo:padding="0.097cm" fo:border="0.002cm solid #000000"/>
    </style:style>
    <style:style style:name="Table21.A2" style:family="table-cell">
      <style:table-cell-properties fo:padding="0.097cm" fo:border-left="0.002cm solid #000000" fo:border-right="none" fo:border-top="none" fo:border-bottom="0.002cm solid #000000"/>
    </style:style>
    <style:style style:name="Table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86cm" table:align="margins" style:writing-mode="lr-tb"/>
    </style:style>
    <style:style style:name="Table1.A" style:family="table-column">
      <style:table-column-properties style:column-width="4.313cm" style:rel-column-width="16640*"/>
    </style:style>
    <style:style style:name="Table1.B" style:family="table-column">
      <style:table-column-properties style:column-width="12.674cm" style:rel-column-width="4889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86cm" table:align="margins" style:writing-mode="lr-tb"/>
    </style:style>
    <style:style style:name="Table2.A" style:family="table-column">
      <style:table-column-properties style:column-width="4.313cm" style:rel-column-width="16640*"/>
    </style:style>
    <style:style style:name="Table2.B" style:family="table-column">
      <style:table-column-properties style:column-width="12.674cm" style:rel-column-width="4889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58cm" table:align="right" style:writing-mode="lr-tb"/>
    </style:style>
    <style:style style:name="Table4.A" style:family="table-column">
      <style:table-column-properties style:column-width="4.286cm"/>
    </style:style>
    <style:style style:name="Table4.B" style:family="table-column">
      <style:table-column-properties style:column-width="12.672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58cm" table:align="right" style:writing-mode="lr-tb"/>
    </style:style>
    <style:style style:name="Table5.A" style:family="table-column">
      <style:table-column-properties style:column-width="4.286cm"/>
    </style:style>
    <style:style style:name="Table5.B" style:family="table-column">
      <style:table-column-properties style:column-width="12.672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6.986cm" table:align="margins" style:writing-mode="lr-tb"/>
    </style:style>
    <style:style style:name="Table12.A" style:family="table-column">
      <style:table-column-properties style:column-width="4.313cm" style:rel-column-width="16640*"/>
    </style:style>
    <style:style style:name="Table12.B" style:family="table-column">
      <style:table-column-properties style:column-width="12.674cm" style:rel-column-width="48895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6.986cm" table:align="margins" style:writing-mode="lr-tb"/>
    </style:style>
    <style:style style:name="Table13.A" style:family="table-column">
      <style:table-column-properties style:column-width="4.313cm" style:rel-column-width="16640*"/>
    </style:style>
    <style:style style:name="Table13.B" style:family="table-column">
      <style:table-column-properties style:column-width="12.674cm" style:rel-column-width="48895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B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58cm" table:align="right" style:writing-mode="lr-tb"/>
    </style:style>
    <style:style style:name="Table6.A" style:family="table-column">
      <style:table-column-properties style:column-width="4.286cm"/>
    </style:style>
    <style:style style:name="Table6.B" style:family="table-column">
      <style:table-column-properties style:column-width="12.672cm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6.986cm" table:align="margins" style:writing-mode="lr-tb"/>
    </style:style>
    <style:style style:name="Table11.A" style:family="table-column">
      <style:table-column-properties style:column-width="4.313cm" style:rel-column-width="16640*"/>
    </style:style>
    <style:style style:name="Table11.B" style:family="table-column">
      <style:table-column-properties style:column-width="12.674cm" style:rel-column-width="48895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6.986cm" table:align="margins" style:writing-mode="lr-tb"/>
    </style:style>
    <style:style style:name="Table7.A" style:family="table-column">
      <style:table-column-properties style:column-width="4.313cm" style:rel-column-width="16640*"/>
    </style:style>
    <style:style style:name="Table7.B" style:family="table-column">
      <style:table-column-properties style:column-width="12.674cm" style:rel-column-width="48895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958cm" table:align="right" style:writing-mode="lr-tb"/>
    </style:style>
    <style:style style:name="Table8.A" style:family="table-column">
      <style:table-column-properties style:column-width="4.286cm"/>
    </style:style>
    <style:style style:name="Table8.B" style:family="table-column">
      <style:table-column-properties style:column-width="12.672cm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013cm" fo:margin-left="-0.026cm" fo:margin-right="0cm" table:align="margins" style:writing-mode="lr-tb"/>
    </style:style>
    <style:style style:name="Table9.A" style:family="table-column">
      <style:table-column-properties style:column-width="4.339cm" style:rel-column-width="16716*"/>
    </style:style>
    <style:style style:name="Table9.B" style:family="table-column">
      <style:table-column-properties style:column-width="12.674cm" style:rel-column-width="48819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58cm" table:align="right" style:writing-mode="lr-tb"/>
    </style:style>
    <style:style style:name="Table3.A" style:family="table-column">
      <style:table-column-properties style:column-width="4.286cm"/>
    </style:style>
    <style:style style:name="Table3.B" style:family="table-column">
      <style:table-column-properties style:column-width="12.672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6.958cm" table:align="right" style:writing-mode="lr-tb"/>
    </style:style>
    <style:style style:name="Table10.A" style:family="table-column">
      <style:table-column-properties style:column-width="4.286cm"/>
    </style:style>
    <style:style style:name="Table10.B" style:family="table-column">
      <style:table-column-properties style:column-width="12.672cm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6.958cm" table:align="right" style:writing-mode="lr-tb"/>
    </style:style>
    <style:style style:name="Table14.A" style:family="table-column">
      <style:table-column-properties style:column-width="4.286cm"/>
    </style:style>
    <style:style style:name="Table14.B" style:family="table-column">
      <style:table-column-properties style:column-width="12.672cm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B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6.986cm" table:align="margins" style:writing-mode="lr-tb"/>
    </style:style>
    <style:style style:name="Table15.A" style:family="table-column">
      <style:table-column-properties style:column-width="4.313cm" style:rel-column-width="16640*"/>
    </style:style>
    <style:style style:name="Table15.B" style:family="table-column">
      <style:table-column-properties style:column-width="12.674cm" style:rel-column-width="48895*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" style:family="table">
      <style:table-properties style:width="16.958cm" table:align="right" style:writing-mode="lr-tb"/>
    </style:style>
    <style:style style:name="Table16.A" style:family="table-column">
      <style:table-column-properties style:column-width="4.286cm"/>
    </style:style>
    <style:style style:name="Table16.B" style:family="table-column">
      <style:table-column-properties style:column-width="12.672cm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B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58cm" table:align="right" style:writing-mode="lr-tb"/>
    </style:style>
    <style:style style:name="Table17.A" style:family="table-column">
      <style:table-column-properties style:column-width="4.286cm"/>
    </style:style>
    <style:style style:name="Table17.B" style:family="table-column">
      <style:table-column-properties style:column-width="12.672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B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Título1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9" style:family="paragraph" style:parent-style-name="Standard">
      <style:paragraph-properties fo:text-align="end" style:justify-single-word="false"/>
      <style:text-properties style:font-name="Albany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style:font-name="Albany" fo:font-size="12pt" style:font-size-asian="12pt" style:font-size-complex="12pt"/>
    </style:style>
    <style:style style:name="P12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ARial" fo:font-size="10pt" style:font-size-asian="10pt" style:font-size-complex="10pt"/>
    </style:style>
    <style:style style:name="P18" style:family="paragraph" style:parent-style-name="Recuo_20_de_20_corpo_20_de_20_texto_20_3">
      <style:paragraph-properties fo:margin-left="0cm" fo:margin-right="0cm" fo:margin-top="0cm" fo:margin-bottom="0cm" fo:text-align="justify" style:justify-single-word="false" fo:text-indent="1.501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ext_20_body_20_indent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margin-left="0cm" fo:margin-right="0cm" fo:margin-top="0cm" fo:margin-bottom="0cm" fo:text-align="start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ARial" fo:font-size="10pt" style:font-size-asian="10pt" style:font-size-complex="10pt"/>
    </style:style>
    <style:style style:name="P31" style:family="paragraph" style:parent-style-name="Standard">
      <style:paragraph-properties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33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4" style:family="paragraph" style:parent-style-name="Table_20_Contents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7" style:family="paragraph" style:parent-style-name="Text_20_body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8" style:family="paragraph" style:parent-style-name="Recuo_20_de_20_corpo_20_de_20_texto_20_2">
      <style:paragraph-properties fo:margin-left="0cm" fo:margin-right="0cm" fo:text-align="start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9" style:family="paragraph" style:parent-style-name="Recuo_20_de_20_corpo_20_de_20_texto_20_2">
      <style:paragraph-properties fo:margin-left="0cm" fo:margin-right="0cm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fo:break-before="pag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-0.026cm" fo:margin-right="0cm" fo:text-align="justify" style:justify-single-word="false" fo:orphans="0" fo:widows="0" fo:text-indent="0cm" style:auto-text-indent="false" fo:break-before="pag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3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-0.026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justify" style:justify-single-word="false" fo:orphans="0" fo:widows="0" style:text-autospace="none">
        <style:tab-stops>
          <style:tab-stop style:position="0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justify" style:justify-single-word="false" fo:orphans="0" fo:widows="0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break-before="pag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left="0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Rial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 fo:hyphenate="false" fo:hyphenation-remain-char-count="2" fo:hyphenation-push-char-count="2"/>
    </style:style>
    <style:style style:name="P50" style:family="paragraph" style:parent-style-name="Recuo_20_de_20_corpo_20_de_20_texto_20_2">
      <style:paragraph-properties fo:margin-left="0cm" fo:margin-right="0cm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1" style:family="paragraph" style:parent-style-name="Standard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52" style:family="paragraph" style:parent-style-name="Standard"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style:font-name="Albany" fo:font-size="12pt" style:font-size-asian="12pt" style:font-size-complex="12pt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use-window-font-color="true" style:font-name="Arial"/>
    </style:style>
    <style:style style:name="T7" style:family="text">
      <style:text-properties fo:background-color="transparen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fr1" style:family="graphic" style:parent-style-name="OLE">
      <style:graphic-properties style:horizontal-pos="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6">UC-Administração de Disciplina</text:p>
      <text:p text:style-name="P7"/>
      <text:p text:style-name="P4"/>
      <text:p text:style-name="P8"/>
      <text:p text:style-name="P8">Versão 0.2</text:p>
      <text:p text:style-name="Standard"><text:s/></text:p>
      <text:p text:style-name="Standard"/>
      <text:p text:style-name="Standard"/>
      <text:p text:style-name="Standard"/>
      <text:p text:style-name="Standard"/>
      <text:p text:style-name="P9"/>
      <text:p text:style-name="P10"><text:span text:style-name="T4">Fábio Nogueira de Lucena<text:line-break/></text:span><text:a xlink:type="simple" xlink:href="mailto:fabio@inf.ufg.br"><text:span text:style-name="T5">fabio@inf.ufg.br</text:span></text:a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pan text:style-name="T4">Goiânia, Junho de 2006</text:span><text:line-break/></text:p>
      <text:p text:style-name="P12">Histórico de Revisões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4">Versão</text:p>
            </table:table-cell>
            <table:table-cell table:style-name="Tabela1.A1" office:value-type="string">
              <text:p text:style-name="P14">Última Mudança</text:p>
            </table:table-cell>
            <table:table-cell table:style-name="Tabela1.A1" office:value-type="string">
              <text:p text:style-name="P14">Responsáveis</text:p>
            </table:table-cell>
            <table:table-cell table:style-name="Tabela1.D1" office:value-type="string">
              <text:p text:style-name="P14">Descrição</text:p>
            </table:table-cell>
          </table:table-row>
        </table:table-header-rows>
        <table:table-row>
          <table:table-cell table:style-name="Tabela1.A2" office:value-type="string">
            <text:p text:style-name="P15">0.1</text:p>
          </table:table-cell>
          <table:table-cell table:style-name="Tabela1.A2" office:value-type="string">
            <text:p text:style-name="P15">08/06/2006</text:p>
          </table:table-cell>
          <table:table-cell table:style-name="Tabela1.A2" office:value-type="string">
            <text:p text:style-name="P15">A1,A2,A11,A12,A13,A14 e A7(Gerente)</text:p>
          </table:table-cell>
          <table:table-cell table:style-name="Tabela1.D2" office:value-type="string">
            <text:p text:style-name="P15">Revisão dos casos de uso.</text:p>
          </table:table-cell>
        </table:table-row>
        <table:table-row>
          <table:table-cell table:style-name="Tabela1.A2" office:value-type="string">
            <text:p text:style-name="P15">0.2</text:p>
          </table:table-cell>
          <table:table-cell table:style-name="Tabela1.A2" office:value-type="string">
            <text:p text:style-name="P15">15/06/2006</text:p>
          </table:table-cell>
          <table:table-cell table:style-name="Tabela1.A2" office:value-type="string">
            <text:p text:style-name="P15">A10, A11, A15 e A16</text:p>
          </table:table-cell>
          <table:table-cell table:style-name="Tabela1.D2" office:value-type="string">
            <text:p text:style-name="P15">- Mudança <text:s/>no padrão de formatação dos Casos de Uso;</text:p>
            <text:p text:style-name="P15">- Ordenar casos de uso em seqüência usual do processo;</text:p>
            <text:p text:style-name="P15">- Verificar se os casos de uso estão contemplando regras de negócio;</text:p>
            <text:p text:style-name="P15">- Adicionar referências a requisitos não funcionais.</text:p>
            <text:p text:style-name="P15">- Definição de Prioridad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Preâmbulo </text:p>
      <text:p text:style-name="P17"/>
      <text:p text:style-name="P18">Este documento fornece a especificação de vários casos de uso pertinentes a Disciplina.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6">1 – Caso de Uso A.D.1 - Cadastrar Oferta de Disciplina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9">Caso de uso:</text:p>
          </table:table-cell>
          <table:table-cell table:style-name="Table21.B1" office:value-type="string">
            <text:p text:style-name="P20">Cadastrar Oferta de Disciplina</text:p>
          </table:table-cell>
        </table:table-row>
        <table:table-row>
          <table:table-cell table:style-name="Table21.A2" office:value-type="string">
            <text:p text:style-name="P19">ID:</text:p>
          </table:table-cell>
          <table:table-cell table:style-name="Table21.B2" office:value-type="string">
            <text:p text:style-name="P20">A.D.1</text:p>
          </table:table-cell>
        </table:table-row>
        <table:table-row>
          <table:table-cell table:style-name="Table21.A2" office:value-type="string">
            <text:p text:style-name="P21">Propósito:</text:p>
          </table:table-cell>
          <table:table-cell table:style-name="Table21.B2" office:value-type="string">
            <text:p text:style-name="P21">Este caso de uso tem como função o cadastrar as disciplinas que serão ofertadas no semestre. </text:p>
          </table:table-cell>
        </table:table-row>
        <table:table-row>
          <table:table-cell table:style-name="Table21.A2" office:value-type="string">
            <text:p text:style-name="P19">Descrição:</text:p>
          </table:table-cell>
          <table:table-cell table:style-name="Table21.B2" office:value-type="string">
            <text:p text:style-name="P22">Após decidida a distribuição de disciplinas a serem ofertadas, em um dado semestre, o resultado deverá ser cadastrado no sistema. Este cadastro exige a identificação do participante responsável para cada uma destas disciplinas. Este caso de uso ainda envia, automaticamente, um e-mail para o participante, lembrando-o de que o cadastro do programa da disciplina já poderá ser realizado. Para este cadastro também deverão ser fornecidas as quantidades de vagas para alunos do curso e aquela para alunos externos, além do período em que a disciplina será ofertada.</text:p>
          </table:table-cell>
        </table:table-row>
        <table:table-row>
          <table:table-cell table:style-name="Table21.A2" office:value-type="string">
            <text:p text:style-name="P19">Ator(es):</text:p>
          </table:table-cell>
          <table:table-cell table:style-name="Table21.B2" office:value-type="string">
            <text:p text:style-name="P23">Coordenação</text:p>
          </table:table-cell>
        </table:table-row>
        <table:table-row>
          <table:table-cell table:style-name="Table21.A2" office:value-type="string">
            <text:p text:style-name="P19">Fluxo Principal:</text:p>
          </table:table-cell>
          <table:table-cell table:style-name="Table21.B2" office:value-type="string">
            <text:p text:style-name="P24">01 <text:s/>Coordenação seleciona a Disciplina;</text:p>
            <text:p text:style-name="P24">02 <text:s/>Coordenação seleciona o Docente que será responsável pela Disciplina;</text:p>
            <text:p text:style-name="P24">03 <text:s/>Coordenação requisita a confirmação da operação;</text:p>
            <text:p text:style-name="P25">04 <text:s/>Sistema confirma operação, cadastrando a Oferta de Disciplina.</text:p>
          </table:table-cell>
        </table:table-row>
        <table:table-row>
          <table:table-cell table:style-name="Table21.A2" office:value-type="string">
            <text:p text:style-name="P19">Fluxo Alternativo:</text:p>
          </table:table-cell>
          <table:table-cell table:style-name="Table21.B2" office:value-type="string">
            <text:p text:style-name="P26">No item 03, caso o Docente não esteja disponível o sistema exibe uma mensagem para selecionar outro Docente.</text:p>
          </table:table-cell>
        </table:table-row>
        <table:table-row>
          <table:table-cell table:style-name="Table21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21.B"/>
              <table:table-row>
                <table:table-cell table:style-name="Table21.B2" office:value-type="string">
                  <text:p text:style-name="P23">Regras de Negócio: Não se aplica.</text:p>
                </table:table-cell>
              </table:table-row>
              <table:table-row>
                <table:table-cell table:style-name="Table21.B2" office:value-type="string">
                  <text:p text:style-name="P19">Não Funcionais: <text:span text:style-name="T6">NF 01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21.A2" office:value-type="string">
            <text:p text:style-name="P19">Prioridade:</text:p>
          </table:table-cell>
          <table:table-cell table:style-name="Table21.B2" office:value-type="string">
            <text:p text:style-name="P19">Alta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6"/>
      <text:p text:style-name="P28">2 – Caso de Uso A.D.2 - Efetuar Pré-inscrição em Disciplin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Caso de uso</text:p>
          </table:table-cell>
          <table:table-cell table:style-name="Table1.B1" office:value-type="string">
            <text:p text:style-name="P20">Efetuar Pré-inscrição em Disciplina</text:p>
          </table:table-cell>
        </table:table-row>
        <table:table-row>
          <table:table-cell table:style-name="Table1.A2" office:value-type="string">
            <text:p text:style-name="P19">ID:</text:p>
          </table:table-cell>
          <table:table-cell table:style-name="Table1.B2" office:value-type="string">
            <text:p text:style-name="P20">A.D.2</text:p>
          </table:table-cell>
        </table:table-row>
        <table:table-row>
          <table:table-cell table:style-name="Table1.A2" office:value-type="string">
            <text:p text:style-name="P21">Propósito:</text:p>
          </table:table-cell>
          <table:table-cell table:style-name="Table1.B2" office:value-type="string">
            <text:p text:style-name="P21">Este caso de uso tem como função realizar a pré-inscrição de alunos. </text:p>
          </table:table-cell>
        </table:table-row>
        <table:table-row>
          <table:table-cell table:style-name="Table1.A2" office:value-type="string">
            <text:p text:style-name="P19">Descrição:</text:p>
          </table:table-cell>
          <table:table-cell table:style-name="Table1.B2" office:value-type="string">
            <text:p text:style-name="P22">Periodicamente, conforme a freqüência do curso e disciplinas, o discente efetuará a sua pré-inscrição em uma ou mais disciplinas. Esta pré-inscrição só terá efeito, ou seja, transformar-se-á em inscrição na disciplina caso o aval do orientador seja dado e, posteriormente, não houver nenhum indeferimento do participante responsável pela disciplina. Um e-mail é enviado para o aluno e para o respectivo orientador. Em ambos os casos é apresentada a lista de disciplina nas quais o aluno se pré-inscreveu.</text:p>
          </table:table-cell>
        </table:table-row>
        <table:table-row>
          <table:table-cell table:style-name="Table1.A2" office:value-type="string">
            <text:p text:style-name="P19">Ator(es):</text:p>
          </table:table-cell>
          <table:table-cell table:style-name="Table1.B2" office:value-type="string">
            <text:p text:style-name="P23">Aluno</text:p>
          </table:table-cell>
        </table:table-row>
        <table:table-row>
          <table:table-cell table:style-name="Table1.A2" office:value-type="string">
            <text:p text:style-name="P19">Fluxo Principal:</text:p>
          </table:table-cell>
          <table:table-cell table:style-name="Table1.B2" office:value-type="string">
            <text:p text:style-name="P29">01 <text:s/>Aluno seleciona Disciplina;</text:p>
            <text:p text:style-name="P29">02 <text:s/>Aluno requisita a confirmação da operação;</text:p>
            <text:p text:style-name="P24">03 <text:s/>Sistema confirma a operação, efetuando a pré-inscrição;</text:p>
            <text:p text:style-name="P26">04 <text:s/>Sistema envia e-mail para o aluno e para o orientador.</text:p>
          </table:table-cell>
        </table:table-row>
        <table:table-row>
          <table:table-cell table:style-name="Table1.A2" office:value-type="string">
            <text:p text:style-name="P19">Fluxo Alternativo:</text:p>
          </table:table-cell>
          <table:table-cell table:style-name="Table1.B2" office:value-type="string">
            <text:p text:style-name="P26">No item 03, o sistema exibe mensagem contendo informações obrigatórias que não foram preenchidas e aquelas informações inconsistentes, o sistema sugere que sejam fornecidas e alteradas, respectivamente.</text:p>
          </table:table-cell>
        </table:table-row>
        <table:table-row>
          <table:table-cell table:style-name="Table1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23">Regras de Negócio: Não se aplica.</text:p>
                </table:table-cell>
              </table:table-row>
              <table:table-row>
                <table:table-cell table:style-name="Table1.B2" office:value-type="string">
                  <text:p text:style-name="P19">Não Funcionais: <text:span text:style-name="T6">NF 01, NF 03, NF 05, NF 06</text:span>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19">Prioridade:</text:p>
          </table:table-cell>
          <table:table-cell table:style-name="Table1.B2" office:value-type="string">
            <text:p text:style-name="P19">Alt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3 – Caso de Uso A.D.3 - Indefirir Pré-inscrição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Caso de uso:</text:p>
          </table:table-cell>
          <table:table-cell table:style-name="Table2.B1" office:value-type="string">
            <text:p text:style-name="P20">Indefirir Pré-inscrição</text:p>
          </table:table-cell>
        </table:table-row>
        <table:table-row>
          <table:table-cell table:style-name="Table2.A2" office:value-type="string">
            <text:p text:style-name="P19">ID:</text:p>
          </table:table-cell>
          <table:table-cell table:style-name="Table2.B2" office:value-type="string">
            <text:p text:style-name="P20">A.D.3</text:p>
          </table:table-cell>
        </table:table-row>
        <table:table-row>
          <table:table-cell table:style-name="Table2.A2" office:value-type="string">
            <text:p text:style-name="P21">Propósito:</text:p>
          </table:table-cell>
          <table:table-cell table:style-name="Table2.B2" office:value-type="string">
            <text:p text:style-name="P21">Este caso de uso tem como função indeferir a pré-inscrição efetuada por um aluno. </text:p>
          </table:table-cell>
        </table:table-row>
        <table:table-row>
          <table:table-cell table:style-name="Table2.A2" office:value-type="string">
            <text:p text:style-name="P19">Descrição:</text:p>
          </table:table-cell>
          <table:table-cell table:style-name="Table2.B2" office:value-type="string">
            <text:p text:style-name="P22">A pré-inscrição efetuada por candidato poderá ser indeferida pelo docente responsável pela disciplina em questão.</text:p>
          </table:table-cell>
        </table:table-row>
        <table:table-row>
          <table:table-cell table:style-name="Table2.A2" office:value-type="string">
            <text:p text:style-name="P19">Ator(es):</text:p>
          </table:table-cell>
          <table:table-cell table:style-name="Table2.B2" office:value-type="string">
            <text:p text:style-name="P23">Docente</text:p>
          </table:table-cell>
        </table:table-row>
        <table:table-row>
          <table:table-cell table:style-name="Table2.A2" office:value-type="string">
            <text:p text:style-name="P19">Fluxo Principal:</text:p>
          </table:table-cell>
          <table:table-cell table:style-name="Table2.B2" office:value-type="string">
            <text:p text:style-name="P29">01 <text:s/>Docente informa a pré-inscrição que deseja indeferir;</text:p>
            <text:p text:style-name="P24">02 <text:s/>Docente requisita a confirmação da operação;</text:p>
            <text:p text:style-name="P29">03 <text:s/>Sistema confirma operação, indeferindo a pré-inscrição.</text:p>
          </table:table-cell>
        </table:table-row>
        <table:table-row>
          <table:table-cell table:style-name="Table2.A2" office:value-type="string">
            <text:p text:style-name="P19">Fluxo Alternativo:</text:p>
          </table:table-cell>
          <table:table-cell table:style-name="Table2.B2" office:value-type="string">
            <text:p text:style-name="P26">No item 01, caso o Docente informa uma pré-inscrição que não é responsável, caso de uso termina.</text:p>
          </table:table-cell>
        </table:table-row>
        <table:table-row>
          <table:table-cell table:style-name="Table2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2.B"/>
              <table:table-row>
                <table:table-cell table:style-name="Table2.B2" office:value-type="string">
                  <text:p text:style-name="P23">Regras de Negócio: Não se aplica.</text:p>
                </table:table-cell>
              </table:table-row>
              <table:table-row>
                <table:table-cell table:style-name="Table2.B2" office:value-type="string">
                  <text:p text:style-name="P19">Não Funcionais: <text:span text:style-name="T6">NF 01, NF 03, NF 05, NF 06</text:span></text:p>
                </table:table-cell>
              </table:table-row>
            </table:table>
          </table:table-cell>
        </table:table-row>
        <table:table-row>
          <table:table-cell table:style-name="Table2.A2" office:value-type="string">
            <text:p text:style-name="P19">Prioridade:</text:p>
          </table:table-cell>
          <table:table-cell table:style-name="Table2.B2" office:value-type="string">
            <text:p text:style-name="P19">Alt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/>
      <text:p text:style-name="P31">4 – Caso de Uso A.D.4 – <text:span text:style-name="T7">Criar Turma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Caso de Uso:</text:p>
          </table:table-cell>
          <table:table-cell table:style-name="Table4.B1" office:value-type="string">
            <text:p text:style-name="P20">Criar Turma</text:p>
          </table:table-cell>
        </table:table-row>
        <table:table-row>
          <table:table-cell table:style-name="Table4.A2" office:value-type="string">
            <text:p text:style-name="P19">ID:</text:p>
          </table:table-cell>
          <table:table-cell table:style-name="Table4.B2" office:value-type="string">
            <text:p text:style-name="P20">A.D.4</text:p>
          </table:table-cell>
        </table:table-row>
        <table:table-row>
          <table:table-cell table:style-name="Table4.A2" office:value-type="string">
            <text:p text:style-name="P21">Propósito:</text:p>
          </table:table-cell>
          <table:table-cell table:style-name="Table4.B2" office:value-type="string">
            <text:p text:style-name="P21">Este caso de uso tem como função a criação de turmas a partir do conhecimento das disciplinas ofertadas. </text:p>
          </table:table-cell>
        </table:table-row>
        <table:table-row>
          <table:table-cell table:style-name="Table4.A2" office:value-type="string">
            <text:p text:style-name="P19">Descrição:</text:p>
          </table:table-cell>
          <table:table-cell table:style-name="Table4.B2" office:value-type="string">
            <text:p text:style-name="P33">Conhecidas as disciplinas ofertadas e os respectivos professores responsáveis serão criadas turmas constituídas pelos alunos pré-inscritos.</text:p>
          </table:table-cell>
        </table:table-row>
        <table:table-row>
          <table:table-cell table:style-name="Table4.A2" office:value-type="string">
            <text:p text:style-name="P19">Ator(es):</text:p>
          </table:table-cell>
          <table:table-cell table:style-name="Table4.B2" office:value-type="string">
            <text:p text:style-name="P23">Coordenação</text:p>
          </table:table-cell>
        </table:table-row>
        <table:table-row>
          <table:table-cell table:style-name="Table4.A2" office:value-type="string">
            <text:p text:style-name="P19">Fluxo Principal:</text:p>
          </table:table-cell>
          <table:table-cell table:style-name="Table4.B2" office:value-type="string">
            <text:p text:style-name="P24">01 <text:s/>Coordenação seleciona uma Disciplina;</text:p>
            <text:p text:style-name="P24">02 <text:s/>Coordenação seleciona os alunos pré-inscritos;</text:p>
            <text:p text:style-name="P24">03 <text:s/>Coordenação preenche as informações para a criação de uma Turma;</text:p>
            <text:p text:style-name="P24">04 <text:s/>Coordenação requisita a confirmação da operação;</text:p>
            <text:p text:style-name="P24">05 <text:s/>Sistema confirma a criação de Turma.</text:p>
          </table:table-cell>
        </table:table-row>
        <table:table-row>
          <table:table-cell table:style-name="Table4.A2" office:value-type="string">
            <text:p text:style-name="P19">Fluxo Alternativo:</text:p>
          </table:table-cell>
          <table:table-cell table:style-name="Table4.B2" office:value-type="string">
            <text:p text:style-name="P26">No item 04, o sistema exibe mensagem contendo informações obrigatórias que não foram preenchidas e aquelas informações inconsistentes, o sistema sugere que sejam fornecidas e alteradas, respectivamente.</text:p>
          </table:table-cell>
        </table:table-row>
        <table:table-row>
          <table:table-cell table:style-name="Table4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4.B"/>
              <table:table-row>
                <table:table-cell table:style-name="Table4.B2" office:value-type="string">
                  <text:p text:style-name="P23">Regras de Negócio: Não se aplica.</text:p>
                </table:table-cell>
              </table:table-row>
              <table:table-row>
                <table:table-cell table:style-name="Table4.B2" office:value-type="string">
                  <text:p text:style-name="P19">Não Funcionais: <text:span text:style-name="T6">NF 01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4.A2" office:value-type="string">
            <text:p text:style-name="P19">Prioridade:</text:p>
          </table:table-cell>
          <table:table-cell table:style-name="Table4.B2" office:value-type="string">
            <text:p text:style-name="P19">Média</text:p>
          </table:table-cell>
        </table:table-row>
      </table:table>
      <text:p text:style-name="P30"><text:tab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5 – Caso de Uso A.D.5 – Gerenciar Turma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9">Caso de Uso:</text:p>
          </table:table-cell>
          <table:table-cell table:style-name="Table5.B1" office:value-type="string">
            <text:p text:style-name="P20">Gerenciar Turma</text:p>
          </table:table-cell>
        </table:table-row>
        <table:table-row>
          <table:table-cell table:style-name="Table5.A2" office:value-type="string">
            <text:p text:style-name="P19">ID:</text:p>
          </table:table-cell>
          <table:table-cell table:style-name="Table5.B2" office:value-type="string">
            <text:p text:style-name="P20">A.D.5</text:p>
          </table:table-cell>
        </table:table-row>
        <table:table-row>
          <table:table-cell table:style-name="Table5.A2" office:value-type="string">
            <text:p text:style-name="P21">Propósito:</text:p>
          </table:table-cell>
          <table:table-cell table:style-name="Table5.B2" office:value-type="string">
            <text:p text:style-name="P21">Este caso de uso tem como função gerenciar as alterações que se fizerem necessárias no cadastro de turmas. </text:p>
          </table:table-cell>
        </table:table-row>
        <table:table-row>
          <table:table-cell table:style-name="Table5.A2" office:value-type="string">
            <text:p text:style-name="P19">Descrição:</text:p>
          </table:table-cell>
          <table:table-cell table:style-name="Table5.B2" office:value-type="string">
            <text:p text:style-name="P33">Uma Turma pode sofrer mudanças, como a remoção ou adição de um Aluno em uma Turma, e mudança de outros dados sobre a Turma.</text:p>
          </table:table-cell>
        </table:table-row>
        <table:table-row>
          <table:table-cell table:style-name="Table5.A2" office:value-type="string">
            <text:p text:style-name="P19">Ator(es):</text:p>
          </table:table-cell>
          <table:table-cell table:style-name="Table5.B2" office:value-type="string">
            <text:p text:style-name="P23">Coordenação</text:p>
          </table:table-cell>
        </table:table-row>
        <table:table-row>
          <table:table-cell table:style-name="Table5.A2" office:value-type="string">
            <text:p text:style-name="P19">Fluxo Principal:</text:p>
          </table:table-cell>
          <table:table-cell table:style-name="Table5.B2" office:value-type="string">
            <text:p text:style-name="P24">01 <text:s/>Coordenação seleciona a Turma;</text:p>
            <text:p text:style-name="P29">02 <text:s/>Sistema exibe as informações da Turma;</text:p>
            <text:p text:style-name="P24">03 <text:s/>Coordenação realiza as modificações que deseja;</text:p>
            <text:p text:style-name="P24">04 <text:s/>Coordenação requisita a confirmação da operação;<text:tab/></text:p>
            <text:p text:style-name="P24">05 <text:s/>Sistema confirma operação, gerenciando Turma.</text:p>
          </table:table-cell>
        </table:table-row>
        <table:table-row>
          <table:table-cell table:style-name="Table5.A2" office:value-type="string">
            <text:p text:style-name="P19">Fluxo Alternativo:</text:p>
          </table:table-cell>
          <table:table-cell table:style-name="Table5.B2" office:value-type="string">
            <text:p text:style-name="P26">No item 04, o sistema exibe mensagem contendo informações obrigatórias que não foram preenchidas e aquelas informações inconsistentes, o sistema sugere que sejam fornecidas e alteradas, respectivamente.</text:p>
          </table:table-cell>
        </table:table-row>
        <table:table-row>
          <table:table-cell table:style-name="Table5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5.B"/>
              <table:table-row>
                <table:table-cell table:style-name="Table5.B2" office:value-type="string">
                  <text:p text:style-name="P23">Regras de Negócio: Não se aplica.</text:p>
                </table:table-cell>
              </table:table-row>
              <table:table-row>
                <table:table-cell table:style-name="Table5.B2" office:value-type="string">
                  <text:p text:style-name="P19">Não Funcionais: <text:span text:style-name="T6">NF 01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5.A2" office:value-type="string">
            <text:p text:style-name="P19">Prioridade:</text:p>
          </table:table-cell>
          <table:table-cell table:style-name="Table5.B2" office:value-type="string">
            <text:p text:style-name="P19">Médi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6 – Caso de Uso A.D.6 – Consultar Turma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9">Caso de Uso:</text:p>
          </table:table-cell>
          <table:table-cell table:style-name="Table12.B1" office:value-type="string">
            <text:p text:style-name="P20">Consultar Turma</text:p>
          </table:table-cell>
        </table:table-row>
        <table:table-row>
          <table:table-cell table:style-name="Table12.A2" office:value-type="string">
            <text:p text:style-name="P19">ID:</text:p>
          </table:table-cell>
          <table:table-cell table:style-name="Table12.B2" office:value-type="string">
            <text:p text:style-name="P20">A.D.6</text:p>
          </table:table-cell>
        </table:table-row>
        <table:table-row>
          <table:table-cell table:style-name="Table12.A2" office:value-type="string">
            <text:p text:style-name="P21">Propósito:</text:p>
          </table:table-cell>
          <table:table-cell table:style-name="Table12.B2" office:value-type="string">
            <text:p text:style-name="P21">Este caso de uso tem como função consultar e obter o <text:span text:style-name="T8">status</text:span> das turmas. <text:s/></text:p>
          </table:table-cell>
        </table:table-row>
        <table:table-row>
          <table:table-cell table:style-name="Table12.A2" office:value-type="string">
            <text:p text:style-name="P19">Descrição:</text:p>
          </table:table-cell>
          <table:table-cell table:style-name="Table12.B2" office:value-type="string">
            <text:p text:style-name="P33">Os Alunos podem consultar o <text:span text:style-name="T8">status</text:span> de uma turma, obtendo informações como conceito, freqüência e aulas ministradas.</text:p>
          </table:table-cell>
        </table:table-row>
        <table:table-row>
          <table:table-cell table:style-name="Table12.A2" office:value-type="string">
            <text:p text:style-name="P19">Ator(es):</text:p>
          </table:table-cell>
          <table:table-cell table:style-name="Table12.B2" office:value-type="string">
            <text:p text:style-name="P26">Aluno</text:p>
          </table:table-cell>
        </table:table-row>
        <table:table-row>
          <table:table-cell table:style-name="Table12.A2" office:value-type="string">
            <text:p text:style-name="P19">Fluxo Principal:</text:p>
          </table:table-cell>
          <table:table-cell table:style-name="Table12.B2" office:value-type="string">
            <text:p text:style-name="P24">01 <text:s/>Aluno <text:span text:style-name="T9">seleciona a Turma</text:span>;</text:p>
            <text:p text:style-name="P24">02 <text:s/>Aluno seleciona as informações que deseja obter na consulta;</text:p>
            <text:p text:style-name="P24">03 <text:s/>Aluno requisita a confirmação da operação;</text:p>
            <text:p text:style-name="P24">04 <text:s/>Sistema confirma a operação disponibilizando as informações desejadas.</text:p>
          </table:table-cell>
        </table:table-row>
        <table:table-row>
          <table:table-cell table:style-name="Table12.A2" office:value-type="string">
            <text:p text:style-name="P19">Fluxo Alternativo:</text:p>
          </table:table-cell>
          <table:table-cell table:style-name="Table12.B7" office:value-type="string">
            <text:p text:style-name="P24">Não possui Fluxo Alternativo.</text:p>
          </table:table-cell>
        </table:table-row>
        <table:table-row>
          <table:table-cell table:style-name="Table12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12.B"/>
              <table:table-row>
                <table:table-cell table:style-name="Table12.B2" office:value-type="string">
                  <text:p text:style-name="P23">Regras de Negócio: Não se aplica.</text:p>
                </table:table-cell>
              </table:table-row>
              <table:table-row>
                <table:table-cell table:style-name="Table12.B2" office:value-type="string">
                  <text:p text:style-name="P19">Não Funcionais: <text:span text:style-name="T6">NF 01, NF 03, NF 05, NF 06</text:span></text:p>
                </table:table-cell>
              </table:table-row>
            </table:table>
          </table:table-cell>
        </table:table-row>
        <table:table-row>
          <table:table-cell table:style-name="Table12.A2" office:value-type="string">
            <text:p text:style-name="P19">Prioridade:</text:p>
          </table:table-cell>
          <table:table-cell table:style-name="Table12.B2" office:value-type="string">
            <text:p text:style-name="P19">Baix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7 – Caso de Uso A.D.7 – <text:span text:style-name="T7">Cadastrar Avaliação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4">Caso de uso:</text:p>
          </table:table-cell>
          <table:table-cell table:style-name="Table13.B1" office:value-type="string">
            <text:p text:style-name="P35">Cadastrar Avaliação</text:p>
          </table:table-cell>
        </table:table-row>
        <table:table-row>
          <table:table-cell table:style-name="Table13.A2" office:value-type="string">
            <text:p text:style-name="P19">ID:</text:p>
          </table:table-cell>
          <table:table-cell table:style-name="Table13.B2" office:value-type="string">
            <text:p text:style-name="P20">A.D.7</text:p>
          </table:table-cell>
        </table:table-row>
        <table:table-row>
          <table:table-cell table:style-name="Table13.A2" office:value-type="string">
            <text:p text:style-name="P21">Propósito:</text:p>
          </table:table-cell>
          <table:table-cell table:style-name="Table13.B2" office:value-type="string">
            <text:p text:style-name="P36">Este caso de uso tem como função cadastrar uma avaliação.</text:p>
          </table:table-cell>
        </table:table-row>
        <table:table-row>
          <table:table-cell table:style-name="Table13.A2" office:value-type="string">
            <text:p text:style-name="P19">Descrição:</text:p>
          </table:table-cell>
          <table:table-cell table:style-name="Table13.B2" office:value-type="string">
            <text:p text:style-name="P33">O Docente poderá montar suas avaliações, cadastrando uma ou mais questões para as mesmas.</text:p>
          </table:table-cell>
        </table:table-row>
        <table:table-row>
          <table:table-cell table:style-name="Table13.A2" office:value-type="string">
            <text:p text:style-name="P19">Ator(es):</text:p>
          </table:table-cell>
          <table:table-cell table:style-name="Table13.B2" office:value-type="string">
            <text:p text:style-name="P26">Docente</text:p>
          </table:table-cell>
        </table:table-row>
        <table:table-row>
          <table:table-cell table:style-name="Table13.A2" office:value-type="string">
            <text:p text:style-name="P19">Fluxo Principal:</text:p>
          </table:table-cell>
          <table:table-cell table:style-name="Table13.B2" office:value-type="string">
            <text:p text:style-name="P29">01 <text:s/>Docente <text:span text:style-name="T9">seleciona um Programa de Disciplina;</text:span></text:p>
            <text:p text:style-name="P29">03 <text:s/>Docente preenche as informações necessárias para cadastrar Avaliação;</text:p>
            <text:p text:style-name="P29">04 <text:s/>Docente requisita a confirmação da operação;</text:p>
            <text:p text:style-name="P29">05 <text:s/>Sistema confirma a operação, cadastrando a avaliação.</text:p>
          </table:table-cell>
        </table:table-row>
        <table:table-row>
          <table:table-cell table:style-name="Table13.A2" office:value-type="string">
            <text:p text:style-name="P19">Fluxo Alternativo:</text:p>
          </table:table-cell>
          <table:table-cell table:style-name="Table13.B2" office:value-type="string">
            <text:p text:style-name="P24">No item 04, o sistema exibe mensagem contendo informações obrigatórias que não foram preenchidas e aquelas informações inconsistentes, o sistema sugere que sejam fornecidas e alteradas, respectivamente.</text:p>
          </table:table-cell>
        </table:table-row>
        <table:table-row>
          <table:table-cell table:style-name="Table13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13.B"/>
              <table:table-row>
                <table:table-cell table:style-name="Table13.B2" office:value-type="string">
                  <text:p text:style-name="P23">Regras de Negócio: Não se aplica.</text:p>
                </table:table-cell>
              </table:table-row>
              <table:table-row>
                <table:table-cell table:style-name="Table13.B2" office:value-type="string">
                  <text:p text:style-name="P19">Não Funcionais: <text:span text:style-name="T6">NF 01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3.A2" office:value-type="string">
            <text:p text:style-name="P19">Prioridade:</text:p>
          </table:table-cell>
          <table:table-cell table:style-name="Table13.B2" office:value-type="string">
            <text:p text:style-name="P19">Baix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8 – Caso de Uso A.D.8 – Editar Programa de Disciplina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9">Caso de Uso:</text:p>
          </table:table-cell>
          <table:table-cell table:style-name="Table6.B1" office:value-type="string">
            <text:p text:style-name="P20">Editar Programa de Disciplina</text:p>
          </table:table-cell>
        </table:table-row>
        <table:table-row>
          <table:table-cell table:style-name="Table6.A2" office:value-type="string">
            <text:p text:style-name="P19">ID:</text:p>
          </table:table-cell>
          <table:table-cell table:style-name="Table6.B2" office:value-type="string">
            <text:p text:style-name="P20">A.D.8</text:p>
          </table:table-cell>
        </table:table-row>
        <table:table-row>
          <table:table-cell table:style-name="Table6.A2" office:value-type="string">
            <text:p text:style-name="P21">Propósito:</text:p>
          </table:table-cell>
          <table:table-cell table:style-name="Table6.B2" office:value-type="string">
            <text:p text:style-name="P21">Este caso de uso tem como função efetuar alterações nos programas das disciplinas. </text:p>
          </table:table-cell>
        </table:table-row>
        <table:table-row>
          <table:table-cell table:style-name="Table6.A2" office:value-type="string">
            <text:p text:style-name="P19">Descrição:</text:p>
          </table:table-cell>
          <table:table-cell table:style-name="Table6.B2" office:value-type="string">
            <text:p text:style-name="P37">Toda disciplina possui uma ementa, conforme consta no projeto do programa de pós-graduação. Contudo, cada “edição” de uma disciplina pode possuir um programa diferente dos anteriores. O docente responsável por ministrar uma dada disciplina terá acesso a recursos do sistema que permitirão fornecer todos os detalhes do programa da disciplina.</text:p>
          </table:table-cell>
        </table:table-row>
        <table:table-row>
          <table:table-cell table:style-name="Table6.A2" office:value-type="string">
            <text:p text:style-name="P19">Ator(es):</text:p>
          </table:table-cell>
          <table:table-cell table:style-name="Table6.B2" office:value-type="string">
            <text:p text:style-name="P26">Docente</text:p>
          </table:table-cell>
        </table:table-row>
        <table:table-row>
          <table:table-cell table:style-name="Table6.A2" office:value-type="string">
            <text:p text:style-name="P19">Fluxo Principal:</text:p>
          </table:table-cell>
          <table:table-cell table:style-name="Table6.B2" office:value-type="string">
            <text:p text:style-name="P24">01 <text:s/>Docente seleciona um Programa de Disciplina;</text:p>
            <text:p text:style-name="P38">02 <text:s/>Sistema exibe as informações do Programa de Disciplina selecionado;</text:p>
            <text:p text:style-name="P39">03 <text:s/>Docente altera as informações de acordo com a necessidade;</text:p>
            <text:p text:style-name="P24">04 <text:s/>Docente requisita a confirmação da operação; </text:p>
            <text:p text:style-name="P40">05 <text:s/>Sistema confirma a operação.</text:p>
          </table:table-cell>
        </table:table-row>
        <table:table-row>
          <table:table-cell table:style-name="Table6.A2" office:value-type="string">
            <text:p text:style-name="P19">Fluxo Alternativo:</text:p>
          </table:table-cell>
          <table:table-cell table:style-name="Table6.B2" office:value-type="string">
            <text:p text:style-name="P26">No item 04, o sistema exibe mensagem contendo informações obrigatórias que não foram preenchidas e aquelas informações inconsistentes, o sistema sugere que sejam fornecidas e alteradas, respectivamente.</text:p>
          </table:table-cell>
        </table:table-row>
        <table:table-row>
          <table:table-cell table:style-name="Table6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6.B"/>
              <table:table-row>
                <table:table-cell table:style-name="Table6.B2" office:value-type="string">
                  <text:p text:style-name="P23">Regras de Negócio: Não se aplica.</text:p>
                </table:table-cell>
              </table:table-row>
              <table:table-row>
                <table:table-cell table:style-name="Table6.B2" office:value-type="string">
                  <text:p text:style-name="P19">Não Funcionais: <text:span text:style-name="T6">NF 01, NF 03, NF 05, NF 06</text:span></text:p>
                </table:table-cell>
              </table:table-row>
            </table:table>
          </table:table-cell>
        </table:table-row>
        <table:table-row>
          <table:table-cell table:style-name="Table6.A2" office:value-type="string">
            <text:p text:style-name="P19">Prioridade:</text:p>
          </table:table-cell>
          <table:table-cell table:style-name="Table6.B2" office:value-type="string">
            <text:p text:style-name="P19">Alt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9 – Caso de Uso A.D.9 – <text:span text:style-name="T7">Consultar Programa de Disciplina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9">Caso de Uso:</text:p>
          </table:table-cell>
          <table:table-cell table:style-name="Table11.B1" office:value-type="string">
            <text:p text:style-name="P41">Consultar Programa de Disciplina</text:p>
          </table:table-cell>
        </table:table-row>
        <table:table-row>
          <table:table-cell table:style-name="Table11.A2" office:value-type="string">
            <text:p text:style-name="P19">ID:</text:p>
          </table:table-cell>
          <table:table-cell table:style-name="Table11.B2" office:value-type="string">
            <text:p text:style-name="P20">A.D.9</text:p>
          </table:table-cell>
        </table:table-row>
        <table:table-row>
          <table:table-cell table:style-name="Table11.A2" office:value-type="string">
            <text:p text:style-name="P21">Propósito:</text:p>
          </table:table-cell>
          <table:table-cell table:style-name="Table11.B2" office:value-type="string">
            <text:p text:style-name="P21">Este caso de uso tem como função permitir a consulta de um Programa de Disciplina. <text:s/></text:p>
          </table:table-cell>
        </table:table-row>
        <table:table-row>
          <table:table-cell table:style-name="Table11.A2" office:value-type="string">
            <text:p text:style-name="P19">Descrição:</text:p>
          </table:table-cell>
          <table:table-cell table:style-name="Table11.B2" office:value-type="string">
            <text:p text:style-name="P33">Pesquisas sobre um Programa de Disciplina poderão ser feitas de acordo com períodos determinados.</text:p>
          </table:table-cell>
        </table:table-row>
        <table:table-row>
          <table:table-cell table:style-name="Table11.A2" office:value-type="string">
            <text:p text:style-name="P19">Ator(es):</text:p>
          </table:table-cell>
          <table:table-cell table:style-name="Table11.B2" office:value-type="string">
            <text:p text:style-name="P26">Docente</text:p>
          </table:table-cell>
        </table:table-row>
        <table:table-row>
          <table:table-cell table:style-name="Table11.A2" office:value-type="string">
            <text:p text:style-name="P19">Fluxo Principal:</text:p>
          </table:table-cell>
          <table:table-cell table:style-name="Table11.B2" office:value-type="string">
            <text:p text:style-name="P24">01 <text:s/>Docente <text:span text:style-name="T9">seleciona Programa de Disciplina;</text:span></text:p>
            <text:p text:style-name="P24">02 <text:s/>Docente requisita a confirmação da operação;</text:p>
            <text:p text:style-name="P24">03 <text:s/>Sistema confirma a operação disponibilizando as informações.</text:p>
          </table:table-cell>
        </table:table-row>
        <table:table-row>
          <table:table-cell table:style-name="Table11.A2" office:value-type="string">
            <text:p text:style-name="P19">Fluxo Alternativo:</text:p>
          </table:table-cell>
          <table:table-cell table:style-name="Table11.B2" office:value-type="string">
            <text:p text:style-name="P24">No item 02, caso o sistema não encontre nenhum programa, o sistema exibe mensagem de Programa de Disciplina não encontrado.</text:p>
          </table:table-cell>
        </table:table-row>
        <table:table-row>
          <table:table-cell table:style-name="Table11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11.B"/>
              <table:table-row>
                <table:table-cell table:style-name="Table11.B2" office:value-type="string">
                  <text:p text:style-name="P23">Regras de Negócio: Não se aplica.</text:p>
                </table:table-cell>
              </table:table-row>
              <table:table-row>
                <table:table-cell table:style-name="Table11.B2" office:value-type="string">
                  <text:p text:style-name="P19">Não Funcionais: <text:span text:style-name="T6">NF 01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1.A2" office:value-type="string">
            <text:p text:style-name="P19">Prioridade:</text:p>
          </table:table-cell>
          <table:table-cell table:style-name="Table11.B2" office:value-type="string">
            <text:p text:style-name="P19">Médi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10 – Caso de Uso A.D.10 – <text:span text:style-name="T7">Registrar Aula Ministrada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4">Caso de uso:</text:p>
          </table:table-cell>
          <table:table-cell table:style-name="Table7.B1" office:value-type="string">
            <text:p text:style-name="P42">Registrar Aula Ministrada</text:p>
          </table:table-cell>
        </table:table-row>
        <table:table-row>
          <table:table-cell table:style-name="Table7.A2" office:value-type="string">
            <text:p text:style-name="P19">ID:</text:p>
          </table:table-cell>
          <table:table-cell table:style-name="Table7.B2" office:value-type="string">
            <text:p text:style-name="P20">A.D.10</text:p>
          </table:table-cell>
        </table:table-row>
        <table:table-row>
          <table:table-cell table:style-name="Table7.A2" office:value-type="string">
            <text:p text:style-name="P21">Propósito:</text:p>
          </table:table-cell>
          <table:table-cell table:style-name="Table7.B2" office:value-type="string">
            <text:p text:style-name="P21">Este caso de uso tem como função registrar o conteúdo de uma determinada aula. </text:p>
          </table:table-cell>
        </table:table-row>
        <table:table-row>
          <table:table-cell table:style-name="Table7.A2" office:value-type="string">
            <text:p text:style-name="P19">Descrição:</text:p>
          </table:table-cell>
          <table:table-cell table:style-name="Table7.B2" office:value-type="string">
            <text:p text:style-name="P33">A cada aula ministrada, o Docente poderá registrar o conteúdo dessa aula, bem como o dia em que foi ministrada.</text:p>
          </table:table-cell>
        </table:table-row>
        <table:table-row>
          <table:table-cell table:style-name="Table7.A2" office:value-type="string">
            <text:p text:style-name="P19">Ator(es):</text:p>
          </table:table-cell>
          <table:table-cell table:style-name="Table7.B2" office:value-type="string">
            <text:p text:style-name="P26">Docente</text:p>
          </table:table-cell>
        </table:table-row>
        <table:table-row>
          <table:table-cell table:style-name="Table7.A2" office:value-type="string">
            <text:p text:style-name="P19">Fluxo Principal:</text:p>
          </table:table-cell>
          <table:table-cell table:style-name="Table7.B2" office:value-type="string">
            <text:p text:style-name="P24">01 <text:s/>Docente seleciona uma Turma;</text:p>
            <text:p text:style-name="P24">02 <text:s/>Docente preenche as informações da aula ministrada;</text:p>
            <text:p text:style-name="P24">03 <text:s/>Docente requisita a confirmação da operação;</text:p>
            <text:p text:style-name="P24">04 <text:s/>Sistema confirma a operação, registrando a Aula ministrada.</text:p>
          </table:table-cell>
        </table:table-row>
        <table:table-row>
          <table:table-cell table:style-name="Table7.A2" office:value-type="string">
            <text:p text:style-name="P19">Fluxo Alternativo:</text:p>
          </table:table-cell>
          <table:table-cell table:style-name="Table7.B2" office:value-type="string">
            <text:p text:style-name="P24">No item 03, caso já exista uma aula cadastrada nesta data, o sistema exibe as informações pertencentes a esta Aula.</text:p>
            <text:p text:style-name="P26">No item 03, o sistema exibe mensagem contendo informações obrigatórias que não foram preenchidas e aquelas informações inconsistentes, o sistema sugere que sejam fornecidas e alteradas, respectivamente.</text:p>
          </table:table-cell>
        </table:table-row>
        <table:table-row>
          <table:table-cell table:style-name="Table7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7.B"/>
              <table:table-row>
                <table:table-cell table:style-name="Table7.B2" office:value-type="string">
                  <text:p text:style-name="P23">Regras de Negócio: Não se aplica.</text:p>
                </table:table-cell>
              </table:table-row>
              <table:table-row>
                <table:table-cell table:style-name="Table7.B2" office:value-type="string">
                  <text:p text:style-name="P19">Não Funcionais: <text:span text:style-name="T6">NF 01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7.A2" office:value-type="string">
            <text:p text:style-name="P19">Prioridade:</text:p>
          </table:table-cell>
          <table:table-cell table:style-name="Table7.B2" office:value-type="string">
            <text:p text:style-name="P19">Médi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11 – Caso de Uso A.D.11 – <text:span text:style-name="T7">Manutenir Freqüência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4">Caso de uso:</text:p>
          </table:table-cell>
          <table:table-cell table:style-name="Table8.B1" office:value-type="string">
            <text:p text:style-name="P42">Manutenir Freqüência</text:p>
          </table:table-cell>
        </table:table-row>
        <table:table-row>
          <table:table-cell table:style-name="Table8.A2" office:value-type="string">
            <text:p text:style-name="P19">ID:</text:p>
          </table:table-cell>
          <table:table-cell table:style-name="Table8.B2" office:value-type="string">
            <text:p text:style-name="P20">A.D.11</text:p>
          </table:table-cell>
        </table:table-row>
        <table:table-row>
          <table:table-cell table:style-name="Table8.A2" office:value-type="string">
            <text:p text:style-name="P21">Propósito:</text:p>
          </table:table-cell>
          <table:table-cell table:style-name="Table8.B2" office:value-type="string">
            <text:p text:style-name="P21">Este caso de uso tem como função manutenir os registros de frequência. </text:p>
          </table:table-cell>
        </table:table-row>
        <table:table-row>
          <table:table-cell table:style-name="Table8.A2" office:value-type="string">
            <text:p text:style-name="P19">Descrição:</text:p>
          </table:table-cell>
          <table:table-cell table:style-name="Table8.B2" office:value-type="string">
            <text:p text:style-name="P33">Após adicionar uma aula, o Docente pode editar, incluir e alterar a freqüência dos alunos.</text:p>
          </table:table-cell>
        </table:table-row>
        <table:table-row>
          <table:table-cell table:style-name="Table8.A2" office:value-type="string">
            <text:p text:style-name="P19">Ator(es):</text:p>
          </table:table-cell>
          <table:table-cell table:style-name="Table8.B2" office:value-type="string">
            <text:p text:style-name="P26">Docente</text:p>
          </table:table-cell>
        </table:table-row>
        <table:table-row>
          <table:table-cell table:style-name="Table8.A2" office:value-type="string">
            <text:p text:style-name="P19">Fluxo Principal:</text:p>
          </table:table-cell>
          <table:table-cell table:style-name="Table8.B2" office:value-type="string">
            <text:p text:style-name="P24">01 <text:s/>Docente seleciona a Aula Ministrada;</text:p>
            <text:p text:style-name="P24">02 <text:s/>Sistema disponibiliza relação de alunos desta Aula;</text:p>
            <text:p text:style-name="P24">03 <text:s/>Docente seleciona o Aluno;</text:p>
            <text:p text:style-name="P24">04 <text:s/>Docente adiciona a freqüência do aluno;</text:p>
            <text:p text:style-name="P24">05 <text:s/>Docente requisita a confirmação da operação;</text:p>
            <text:p text:style-name="P24">06 <text:s/>Sistema confirma a operação.</text:p>
          </table:table-cell>
        </table:table-row>
        <table:table-row>
          <table:table-cell table:style-name="Table8.A2" office:value-type="string">
            <text:p text:style-name="P19">Fluxo Alternativo:</text:p>
          </table:table-cell>
          <table:table-cell table:style-name="Table8.B7" office:value-type="string">
            <text:p text:style-name="P24">Não possui Fluxo Alternativo.</text:p>
          </table:table-cell>
        </table:table-row>
        <table:table-row>
          <table:table-cell table:style-name="Table8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8.B"/>
              <table:table-row>
                <table:table-cell table:style-name="Table8.B2" office:value-type="string">
                  <text:p text:style-name="P23">Regras de Negócio: Não se aplica.</text:p>
                </table:table-cell>
              </table:table-row>
              <table:table-row>
                <table:table-cell table:style-name="Table8.B2" office:value-type="string">
                  <text:p text:style-name="P19">Não Funcionais: <text:span text:style-name="T6">NF 01, NF 03, NF 05, NF 06</text:span></text:p>
                </table:table-cell>
              </table:table-row>
            </table:table>
          </table:table-cell>
        </table:table-row>
        <table:table-row>
          <table:table-cell table:style-name="Table8.A2" office:value-type="string">
            <text:p text:style-name="P19">Prioridade:</text:p>
          </table:table-cell>
          <table:table-cell table:style-name="Table8.B2" office:value-type="string">
            <text:p text:style-name="P19">Alt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12 – Caso de Uso A.D.12 – <text:span text:style-name="T7">Gerar Resultado Final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4">Caso de uso:</text:p>
          </table:table-cell>
          <table:table-cell table:style-name="Table9.B1" office:value-type="string">
            <text:p text:style-name="P42">Gerar Resultado Final</text:p>
          </table:table-cell>
        </table:table-row>
        <table:table-row>
          <table:table-cell table:style-name="Table9.A2" office:value-type="string">
            <text:p text:style-name="P19">ID:</text:p>
          </table:table-cell>
          <table:table-cell table:style-name="Table9.B2" office:value-type="string">
            <text:p text:style-name="P20">A.D.12</text:p>
          </table:table-cell>
        </table:table-row>
        <table:table-row>
          <table:table-cell table:style-name="Table9.A2" office:value-type="string">
            <text:p text:style-name="P21">Propósito:</text:p>
          </table:table-cell>
          <table:table-cell table:style-name="Table9.B2" office:value-type="string">
            <text:p text:style-name="P21">Este caso de uso tem como função gerar o resultado final da disciplina. </text:p>
          </table:table-cell>
        </table:table-row>
        <table:table-row>
          <table:table-cell table:style-name="Table9.A2" office:value-type="string">
            <text:p text:style-name="P19">Descrição:</text:p>
          </table:table-cell>
          <table:table-cell table:style-name="Table9.B2" office:value-type="string">
            <text:p text:style-name="P33">Para que o sistema gere o Resultado Final, o Docente terá que informar as avaliações aplicadas aos seus Alunos em uma Disciplina.</text:p>
          </table:table-cell>
        </table:table-row>
        <table:table-row>
          <table:table-cell table:style-name="Table9.A2" office:value-type="string">
            <text:p text:style-name="P19">Ator(es):</text:p>
          </table:table-cell>
          <table:table-cell table:style-name="Table9.B2" office:value-type="string">
            <text:p text:style-name="P26">Docente</text:p>
          </table:table-cell>
        </table:table-row>
        <table:table-row>
          <table:table-cell table:style-name="Table9.A2" office:value-type="string">
            <text:p text:style-name="P19">Fluxo Principal:</text:p>
          </table:table-cell>
          <table:table-cell table:style-name="Table9.B2" office:value-type="string">
            <text:p text:style-name="P24">01 <text:s/>Docente seleciona a Turma;</text:p>
            <text:p text:style-name="P24">02 <text:s/>Docente requisita a geração do Resultado Final;</text:p>
            <text:p text:style-name="P43">03 Sistema gera o Resultado Final baseado nas avaliações fornecidas pelo Docente, através de uma função de cálculo da média.</text:p>
          </table:table-cell>
        </table:table-row>
        <table:table-row>
          <table:table-cell table:style-name="Table9.A2" office:value-type="string">
            <text:p text:style-name="P19">Fluxo Alternativo:</text:p>
          </table:table-cell>
          <table:table-cell table:style-name="Table9.B2" office:value-type="string">
            <text:p text:style-name="P24">No item 02, caso as avaliações não estejam preenchidas, o sistema exibe mensagem informando que devem ser preenchidas as avaliações para que efetue o cálculo.</text:p>
          </table:table-cell>
        </table:table-row>
        <table:table-row>
          <table:table-cell table:style-name="Table9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9.B"/>
              <table:table-row>
                <table:table-cell table:style-name="Table9.B2" office:value-type="string">
                  <text:p text:style-name="P23">Regras de Negócio: RN 7.7, RN 7.8, RN 7.9, RN 7.10, RN 7.11</text:p>
                </table:table-cell>
              </table:table-row>
              <table:table-row>
                <table:table-cell table:style-name="Table9.B2" office:value-type="string">
                  <text:p text:style-name="P19">Não Funcionais:<text:span text:style-name="T6">NF 01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9.A2" office:value-type="string">
            <text:p text:style-name="P19">Prioridade:</text:p>
          </table:table-cell>
          <table:table-cell table:style-name="Table9.B2" office:value-type="string">
            <text:p text:style-name="P19">Alt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13 – Caso de Uso A.D.13 – <text:span text:style-name="T7">Manutenir Avaliação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4">Caso de uso:</text:p>
          </table:table-cell>
          <table:table-cell table:style-name="Table3.B1" office:value-type="string">
            <text:p text:style-name="P42">Manutenir Avaliação</text:p>
          </table:table-cell>
        </table:table-row>
        <table:table-row>
          <table:table-cell table:style-name="Table3.A2" office:value-type="string">
            <text:p text:style-name="P19">ID:</text:p>
          </table:table-cell>
          <table:table-cell table:style-name="Table3.B2" office:value-type="string">
            <text:p text:style-name="P44">A.D.13</text:p>
          </table:table-cell>
        </table:table-row>
        <table:table-row>
          <table:table-cell table:style-name="Table3.A2" office:value-type="string">
            <text:p text:style-name="P21">Propósito:</text:p>
          </table:table-cell>
          <table:table-cell table:style-name="Table3.B2" office:value-type="string">
            <text:p text:style-name="P21">Este caso de uso tem como função manutenir os registros de avaliações. <text:s/></text:p>
          </table:table-cell>
        </table:table-row>
        <table:table-row>
          <table:table-cell table:style-name="Table3.A2" office:value-type="string">
            <text:p text:style-name="P19">Descrição:</text:p>
          </table:table-cell>
          <table:table-cell table:style-name="Table3.B2" office:value-type="string">
            <text:p text:style-name="P33">O Docente poderá adicionar, remover e alterar as informações sobre as avaliações, tais como: conteúdo, questões, etc.</text:p>
          </table:table-cell>
        </table:table-row>
        <table:table-row>
          <table:table-cell table:style-name="Table3.A2" office:value-type="string">
            <text:p text:style-name="P19">Ator(es):</text:p>
          </table:table-cell>
          <table:table-cell table:style-name="Table3.B2" office:value-type="string">
            <text:p text:style-name="P26">Docente</text:p>
          </table:table-cell>
        </table:table-row>
        <table:table-row>
          <table:table-cell table:style-name="Table3.A2" office:value-type="string">
            <text:p text:style-name="P19">Fluxo Principal:</text:p>
          </table:table-cell>
          <table:table-cell table:style-name="Table3.B2" office:value-type="string">
            <text:p text:style-name="P24">01 <text:s/>Docente seleciona programa de disciplina;</text:p>
            <text:p text:style-name="P24">02 <text:s/>Sistema exibe todas as avaliações que estão relacionadas ao programa de disciplina;</text:p>
            <text:p text:style-name="P24">03 <text:s/>Docente seleciona uma das avaliações;</text:p>
            <text:p text:style-name="P40">04 <text:s/>Sistema carrega todas as informações referentes àquela avaliação;</text:p>
            <text:p text:style-name="P40">05 <text:s/>Docente poderá remover as questões da avaliação, ou preencher as informações que deseja adicionar ou alterar;</text:p>
            <text:p text:style-name="P24">06 <text:s/>Docente requisita a confirmação da operação;</text:p>
            <text:p text:style-name="P24">07 <text:s/>Sistema confirma a operação.</text:p>
          </table:table-cell>
        </table:table-row>
        <table:table-row>
          <table:table-cell table:style-name="Table3.A2" office:value-type="string">
            <text:p text:style-name="P19">Fluxo Alternativo:</text:p>
          </table:table-cell>
          <table:table-cell table:style-name="Table3.B7" office:value-type="string">
            <text:p text:style-name="P24">Não possui Fluxo Alternativo.</text:p>
          </table:table-cell>
        </table:table-row>
        <table:table-row>
          <table:table-cell table:style-name="Table3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3.B"/>
              <table:table-row>
                <table:table-cell table:style-name="Table3.B2" office:value-type="string">
                  <text:p text:style-name="P23">Regras de Negócio: Não se aplica.</text:p>
                </table:table-cell>
              </table:table-row>
              <table:table-row>
                <table:table-cell table:style-name="Table3.B2" office:value-type="string">
                  <text:p text:style-name="P19">Não Funcionais: <text:s/><text:span text:style-name="T6">NF 01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3.A2" office:value-type="string">
            <text:p text:style-name="P19">Prioridade:</text:p>
          </table:table-cell>
          <table:table-cell table:style-name="Table3.B2" office:value-type="string">
            <text:p text:style-name="P19">Médi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14 – Caso de Uso A.D.14 – <text:span text:style-name="T7">Disponibilizar Resultado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4">Caso de uso:</text:p>
          </table:table-cell>
          <table:table-cell table:style-name="Table10.B1" office:value-type="string">
            <text:p text:style-name="P42">Disponibilizar Resultado</text:p>
          </table:table-cell>
        </table:table-row>
        <table:table-row>
          <table:table-cell table:style-name="Table10.A2" office:value-type="string">
            <text:p text:style-name="P19">ID:</text:p>
          </table:table-cell>
          <table:table-cell table:style-name="Table10.B2" office:value-type="string">
            <text:p text:style-name="P20">A.D.14</text:p>
          </table:table-cell>
        </table:table-row>
        <table:table-row>
          <table:table-cell table:style-name="Table10.A2" office:value-type="string">
            <text:p text:style-name="P21">Propósito:</text:p>
          </table:table-cell>
          <table:table-cell table:style-name="Table10.B2" office:value-type="string">
            <text:p text:style-name="P21">Este caso de uso tem como função disponibilizar o resultado da(s) avaliação(ões). </text:p>
          </table:table-cell>
        </table:table-row>
        <table:table-row>
          <table:table-cell table:style-name="Table10.A2" office:value-type="string">
            <text:p text:style-name="P19">Descrição:</text:p>
          </table:table-cell>
          <table:table-cell table:style-name="Table10.B2" office:value-type="string">
            <text:p text:style-name="P33">O Docente poderá disponibilizar para os usuários do sistema, os resultados de uma ou várias avaliações, e também o resultado final da Turma.</text:p>
          </table:table-cell>
        </table:table-row>
        <table:table-row>
          <table:table-cell table:style-name="Table10.A2" office:value-type="string">
            <text:p text:style-name="P19">Ator(es):</text:p>
          </table:table-cell>
          <table:table-cell table:style-name="Table10.B2" office:value-type="string">
            <text:p text:style-name="P26">Docente</text:p>
          </table:table-cell>
        </table:table-row>
        <table:table-row>
          <table:table-cell table:style-name="Table10.A2" office:value-type="string">
            <text:p text:style-name="P19">Fluxo Principal:</text:p>
          </table:table-cell>
          <table:table-cell table:style-name="Table10.B2" office:value-type="string">
            <text:p text:style-name="P24">01 <text:s/>Docente seleciona a Turma;</text:p>
            <text:p text:style-name="P24">02 <text:s/>Docente seleciona as informações que deseja disponibilizar;</text:p>
            <text:p text:style-name="P24">03 <text:s/>Docente requisita a confirmação da operação;</text:p>
            <text:p text:style-name="P24">04 <text:s/>Sistema confirma a operação disponibilizando o Resultado.</text:p>
          </table:table-cell>
        </table:table-row>
        <table:table-row>
          <table:table-cell table:style-name="Table10.A2" office:value-type="string">
            <text:p text:style-name="P19">Fluxo Alternativo:</text:p>
          </table:table-cell>
          <table:table-cell table:style-name="Table10.B2" office:value-type="string">
            <text:p text:style-name="P24">No item 03, o sistema exibe mensagem informando que não existem informações para serem disponibilizadas.</text:p>
          </table:table-cell>
        </table:table-row>
        <table:table-row>
          <table:table-cell table:style-name="Table10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10.B"/>
              <table:table-row>
                <table:table-cell table:style-name="Table10.B2" office:value-type="string">
                  <text:p text:style-name="P23">Regras de Negócio: Não se aplica.</text:p>
                </table:table-cell>
              </table:table-row>
              <table:table-row>
                <table:table-cell table:style-name="Table10.B2" office:value-type="string">
                  <text:p text:style-name="P19">Não Funcionais: <text:span text:style-name="T6">NF 01, NF 03, NF 05, NF 06</text:span></text:p>
                </table:table-cell>
              </table:table-row>
            </table:table>
          </table:table-cell>
        </table:table-row>
        <table:table-row>
          <table:table-cell table:style-name="Table10.A2" office:value-type="string">
            <text:p text:style-name="P19">Prioridade:</text:p>
          </table:table-cell>
          <table:table-cell table:style-name="Table10.B2" office:value-type="string">
            <text:p text:style-name="P19">Médi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15 – Caso de Uso A.D.15 – <text:span text:style-name="T7">Cadastrar questão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4">Caso de uso:</text:p>
          </table:table-cell>
          <table:table-cell table:style-name="Table14.B1" office:value-type="string">
            <text:p text:style-name="P42">Cadastrar questão</text:p>
          </table:table-cell>
        </table:table-row>
        <table:table-row>
          <table:table-cell table:style-name="Table14.A2" office:value-type="string">
            <text:p text:style-name="P19">ID:</text:p>
          </table:table-cell>
          <table:table-cell table:style-name="Table14.B2" office:value-type="string">
            <text:p text:style-name="P20">A.D.15</text:p>
          </table:table-cell>
        </table:table-row>
        <table:table-row>
          <table:table-cell table:style-name="Table14.A2" office:value-type="string">
            <text:p text:style-name="P21">Propósito:</text:p>
          </table:table-cell>
          <table:table-cell table:style-name="Table14.B2" office:value-type="string">
            <text:p text:style-name="P21">Este caso de uso tem como função criar questões para determinadas avaliações. </text:p>
          </table:table-cell>
        </table:table-row>
        <table:table-row>
          <table:table-cell table:style-name="Table14.A2" office:value-type="string">
            <text:p text:style-name="P19">Descrição:</text:p>
          </table:table-cell>
          <table:table-cell table:style-name="Table14.B2" office:value-type="string">
            <text:p text:style-name="P33">O Docente poderá cadastrar novas questões para as avaliações a serem aplicadas.</text:p>
          </table:table-cell>
        </table:table-row>
        <table:table-row>
          <table:table-cell table:style-name="Table14.A2" office:value-type="string">
            <text:p text:style-name="P19">Ator(es):</text:p>
          </table:table-cell>
          <table:table-cell table:style-name="Table14.B2" office:value-type="string">
            <text:p text:style-name="P26">Docente</text:p>
          </table:table-cell>
        </table:table-row>
        <table:table-row>
          <table:table-cell table:style-name="Table14.A2" office:value-type="string">
            <text:p text:style-name="P19">Fluxo Principal:</text:p>
          </table:table-cell>
          <table:table-cell table:style-name="Table14.B2" office:value-type="string">
            <text:p text:style-name="P45">01 <text:s/>Docente preenche as informações para criação das questões;</text:p>
            <text:p text:style-name="P46">02 <text:s/>Docente requisita a confirmação da operação;</text:p>
            <text:p text:style-name="P47">03 <text:s/>Sistema confirma a operação, criando questão.</text:p>
          </table:table-cell>
        </table:table-row>
        <table:table-row>
          <table:table-cell table:style-name="Table14.A2" office:value-type="string">
            <text:p text:style-name="P19">Fluxo Alternativo:</text:p>
          </table:table-cell>
          <table:table-cell table:style-name="Table14.B2" office:value-type="string">
            <text:p text:style-name="P24">No item 02, o sistema exibe mensagem contendo informações obrigatórias que não foram preenchidas e aquelas informações inconsistentes, o sistema sugere que sejam fornecidas e alteradas, respectivamente.</text:p>
          </table:table-cell>
        </table:table-row>
        <table:table-row>
          <table:table-cell table:style-name="Table14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14.B"/>
              <table:table-row>
                <table:table-cell table:style-name="Table14.B2" office:value-type="string">
                  <text:p text:style-name="P23">Regras de Negócio: Não se aplica.</text:p>
                </table:table-cell>
              </table:table-row>
              <table:table-row>
                <table:table-cell table:style-name="Table14.B2" office:value-type="string">
                  <text:p text:style-name="P19">Não Funcionais: <text:span text:style-name="T6">NF 01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4.A2" office:value-type="string">
            <text:p text:style-name="P19">Prioridade:</text:p>
          </table:table-cell>
          <table:table-cell table:style-name="Table14.B2" office:value-type="string">
            <text:p text:style-name="P19">Médi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16 – Caso de Uso A.D.16 – <text:span text:style-name="T7">Consultar Extrato Acadêmico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34">Caso de uso:</text:p>
          </table:table-cell>
          <table:table-cell table:style-name="Table15.B1" office:value-type="string">
            <text:p text:style-name="P42">Consultar Extrato Acadêmico</text:p>
          </table:table-cell>
        </table:table-row>
        <table:table-row>
          <table:table-cell table:style-name="Table15.A2" office:value-type="string">
            <text:p text:style-name="P19">ID:</text:p>
          </table:table-cell>
          <table:table-cell table:style-name="Table15.B2" office:value-type="string">
            <text:p text:style-name="P20">A.D.16</text:p>
          </table:table-cell>
        </table:table-row>
        <table:table-row>
          <table:table-cell table:style-name="Table15.A2" office:value-type="string">
            <text:p text:style-name="P21">Propósito:</text:p>
          </table:table-cell>
          <table:table-cell table:style-name="Table15.B2" office:value-type="string">
            <text:p text:style-name="P36">Este caso de uso tem como função consultar as informações sobre a história acadêmica de um aluno.</text:p>
          </table:table-cell>
        </table:table-row>
        <table:table-row>
          <table:table-cell table:style-name="Table15.A2" office:value-type="string">
            <text:p text:style-name="P19">Descrição:</text:p>
          </table:table-cell>
          <table:table-cell table:style-name="Table15.B2" office:value-type="string">
            <text:p text:style-name="P33">Várias informações sobre a vida acadêmica dos alunos poderão ser consultadas, esporadicamente, como mecanismo de acompanhamento. Os próprios alunos também terão acesso a tais informações que incluem: disciplinas cursadas, resultados obtidos, freqüências, data limite para exame de qualificação (se for o caso), data de previsão de defesa, data de defesa, resultado de defesa e outras.</text:p>
          </table:table-cell>
        </table:table-row>
        <table:table-row>
          <table:table-cell table:style-name="Table15.A2" office:value-type="string">
            <text:p text:style-name="P19">Ator(es):</text:p>
          </table:table-cell>
          <table:table-cell table:style-name="Table15.B2" office:value-type="string">
            <text:p text:style-name="P26">Aluno</text:p>
          </table:table-cell>
        </table:table-row>
        <table:table-row>
          <table:table-cell table:style-name="Table15.A2" office:value-type="string">
            <text:p text:style-name="P19">Fluxo Principal:</text:p>
          </table:table-cell>
          <table:table-cell table:style-name="Table15.B2" office:value-type="string">
            <text:p text:style-name="P29">01 <text:s/>Aluno preenche informações para consulta;</text:p>
            <text:p text:style-name="P29">02 <text:s/>Aluno requisita confirmação da operação;</text:p>
            <text:p text:style-name="P47">03 <text:s/>Sistema confirma a operação exibindo o extrato do Aluno.</text:p>
          </table:table-cell>
        </table:table-row>
        <table:table-row>
          <table:table-cell table:style-name="Table15.A2" office:value-type="string">
            <text:p text:style-name="P19">Fluxo Alternativo:</text:p>
          </table:table-cell>
          <table:table-cell table:style-name="Table15.B2" office:value-type="string">
            <text:p text:style-name="P24">No item 01, caso categoria de usuário seja Aluno, e o Aluno tente consultar outro Extrato Acadêmico que não seja o seu, o caso de uso termina.</text:p>
            <text:p text:style-name="P24">No item 01, caso categoria de usuário seja diferente de Aluno, esta categoria deverá selecionar um Aluno..</text:p>
            <text:p text:style-name="P24">No item 02, caso o Aluno queira consultar uma disciplina já cancelada, o sistema exibe uma mensagem, informando que não está disponível, terminando o caso de uso.</text:p>
          </table:table-cell>
        </table:table-row>
        <table:table-row>
          <table:table-cell table:style-name="Table15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15.B"/>
              <table:table-row>
                <table:table-cell table:style-name="Table15.B2" office:value-type="string">
                  <text:p text:style-name="P23">Regras de Negócio: RN 4.7, RN 7.9, RN 7.14, RN 7.21.</text:p>
                </table:table-cell>
              </table:table-row>
              <table:table-row>
                <table:table-cell table:style-name="Table15.B2" office:value-type="string">
                  <text:p text:style-name="P19">Não Funcionais: <text:s/><text:span text:style-name="T6">NF 01, NF 03, NF 05, NF 06</text:span></text:p>
                </table:table-cell>
              </table:table-row>
            </table:table>
          </table:table-cell>
        </table:table-row>
        <table:table-row>
          <table:table-cell table:style-name="Table15.A2" office:value-type="string">
            <text:p text:style-name="P19">Prioridade:</text:p>
          </table:table-cell>
          <table:table-cell table:style-name="Table15.B2" office:value-type="string">
            <text:p text:style-name="P19">Baix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17 – Caso de Uso A.D.17 – <text:span text:style-name="T7">Requerer Aproveitamento de Disciplina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34">Caso de uso:</text:p>
          </table:table-cell>
          <table:table-cell table:style-name="Table16.B1" office:value-type="string">
            <text:p text:style-name="P48">Requerer Aproveitamento de Disciplina</text:p>
          </table:table-cell>
        </table:table-row>
        <table:table-row>
          <table:table-cell table:style-name="Table16.A2" office:value-type="string">
            <text:p text:style-name="P19">ID:</text:p>
          </table:table-cell>
          <table:table-cell table:style-name="Table16.B2" office:value-type="string">
            <text:p text:style-name="P20">A.D.17</text:p>
          </table:table-cell>
        </table:table-row>
        <table:table-row>
          <table:table-cell table:style-name="Table16.A2" office:value-type="string">
            <text:p text:style-name="P21">Propósito:</text:p>
          </table:table-cell>
          <table:table-cell table:style-name="Table16.B2" office:value-type="string">
            <text:p text:style-name="P36">Este caso de uso tem como função gerar um requerimento para aproveitamento de disciplinas.</text:p>
          </table:table-cell>
        </table:table-row>
        <table:table-row>
          <table:table-cell table:style-name="Table16.A2" office:value-type="string">
            <text:p text:style-name="P19">Descrição:</text:p>
          </table:table-cell>
          <table:table-cell table:style-name="Table16.B2" office:value-type="string">
            <text:p text:style-name="P33">O aluno deverá informar o período, o nome e a instituição de ensino superior (e departamento) onde a disciplina em questão foi realizada. Cada coordenação deve estabelecer claramente quais os documentos necessários para este tipo de requerimento. Dois deles são obrigatórios: programa e ementa da disciplina em questão e declaração do programa no qual a disciplina foi realizada. Esta declaração deve conter o título da disciplina, conceito, freqüência e período pertinente.</text:p>
          </table:table-cell>
        </table:table-row>
        <table:table-row>
          <table:table-cell table:style-name="Table16.A2" office:value-type="string">
            <text:p text:style-name="P19">Ator(es):</text:p>
          </table:table-cell>
          <table:table-cell table:style-name="Table16.B2" office:value-type="string">
            <text:p text:style-name="P26">Aluno</text:p>
          </table:table-cell>
        </table:table-row>
        <table:table-row>
          <table:table-cell table:style-name="Table16.A2" office:value-type="string">
            <text:p text:style-name="P19">Fluxo Principal:</text:p>
          </table:table-cell>
          <table:table-cell table:style-name="Table16.B2" office:value-type="string">
            <text:p text:style-name="P29">01 <text:s/>Aluno preenche informações para requerer aproveitamento;</text:p>
            <text:p text:style-name="P29">02 <text:s/>Aluno requisita a confirmação da operação;</text:p>
            <text:p text:style-name="P29">03 <text:s/>Sistema confirma a operação.</text:p>
          </table:table-cell>
        </table:table-row>
        <table:table-row>
          <table:table-cell table:style-name="Table16.A2" office:value-type="string">
            <text:p text:style-name="P19">Fluxo Alternativo:</text:p>
          </table:table-cell>
          <table:table-cell table:style-name="Table16.B2" office:value-type="string">
            <text:p text:style-name="P24">No item 01, caso o Aluno tente requerer um aproveitamento de uma disciplina cujo período de conclusão tenha ultrapassado 5 anos, caso de uso termina.</text:p>
            <text:p text:style-name="P24">No item 01, caso o Aluno não tenha obtido conceito mínimo estabelecido para o aproveitamento de uma disciplina, o caso de uso termina.</text:p>
            <text:p text:style-name="P24">No item 01, caso a data do requerimento ultrapasse o período estipulado pela coordenação, caso de uso termina.</text:p>
          </table:table-cell>
        </table:table-row>
        <table:table-row>
          <table:table-cell table:style-name="Table16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16.B"/>
              <table:table-row>
                <table:table-cell table:style-name="Table16.B2" office:value-type="string">
                  <text:p text:style-name="P23">Regras de Negócio: RN 7.15, RN 7.16, RN 7.17, RN 7.22, RN 7.27</text:p>
                </table:table-cell>
              </table:table-row>
              <table:table-row>
                <table:table-cell table:style-name="Table16.B2" office:value-type="string">
                  <text:p text:style-name="P19">Não Funcionais: <text:span text:style-name="T6">NF 01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6.A2" office:value-type="string">
            <text:p text:style-name="P19">Prioridade:</text:p>
          </table:table-cell>
          <table:table-cell table:style-name="Table16.B2" office:value-type="string">
            <text:p text:style-name="P19">Alt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18 – Caso de Uso A.D.18 – <text:span text:style-name="T7">Lançar Notas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4">Caso de uso:</text:p>
          </table:table-cell>
          <table:table-cell table:style-name="Table17.B1" office:value-type="string">
            <text:p text:style-name="P48">Lançar Notas</text:p>
          </table:table-cell>
        </table:table-row>
        <table:table-row>
          <table:table-cell table:style-name="Table17.A2" office:value-type="string">
            <text:p text:style-name="P19">ID:</text:p>
          </table:table-cell>
          <table:table-cell table:style-name="Table17.B2" office:value-type="string">
            <text:p text:style-name="P20">A.D.18</text:p>
          </table:table-cell>
        </table:table-row>
        <table:table-row>
          <table:table-cell table:style-name="Table17.A2" office:value-type="string">
            <text:p text:style-name="P21">Propósito:</text:p>
          </table:table-cell>
          <table:table-cell table:style-name="Table17.B2" office:value-type="string">
            <text:p text:style-name="P36">Este caso de uso tem como função registrar as notas de uma disciplina lançadas pelo docente. </text:p>
          </table:table-cell>
        </table:table-row>
        <table:table-row>
          <table:table-cell table:style-name="Table17.A2" office:value-type="string">
            <text:p text:style-name="P19">Descrição:</text:p>
          </table:table-cell>
          <table:table-cell table:style-name="Table17.B2" office:value-type="string">
            <text:p text:style-name="P33">As notas obtidas pelos alunos nas disciplinas deverão ser lançadas no sistema pelo Docente responsável.</text:p>
          </table:table-cell>
        </table:table-row>
        <table:table-row>
          <table:table-cell table:style-name="Table17.A2" office:value-type="string">
            <text:p text:style-name="P19">Ator(es):</text:p>
          </table:table-cell>
          <table:table-cell table:style-name="Table17.B2" office:value-type="string">
            <text:p text:style-name="P26">Docente</text:p>
          </table:table-cell>
        </table:table-row>
        <table:table-row>
          <table:table-cell table:style-name="Table17.A2" office:value-type="string">
            <text:p text:style-name="P19">Fluxo Principal:</text:p>
          </table:table-cell>
          <table:table-cell table:style-name="Table17.B2" office:value-type="string">
            <text:p text:style-name="P49">01 <text:s/>Docente requisita a confirmação da operação;</text:p>
            <text:p text:style-name="P50">02 <text:s/>Docente requisita a confirmação da operação;</text:p>
            <text:p text:style-name="P24">03 <text:s/>Sistema confirma a operação, lançando a nota do Aluno.</text:p>
          </table:table-cell>
        </table:table-row>
        <table:table-row>
          <table:table-cell table:style-name="Table17.A2" office:value-type="string">
            <text:p text:style-name="P19">Fluxo Alternativo:</text:p>
          </table:table-cell>
          <table:table-cell table:style-name="Table17.B2" office:value-type="string">
            <text:p text:style-name="P24">No item 03, caso o sistema não consiga realizar a exportação do arquivo, emite uma mensagem dizendo para realizar uma nova tentativa.</text:p>
          </table:table-cell>
        </table:table-row>
        <table:table-row>
          <table:table-cell table:style-name="Table17.A2" office:value-type="string">
            <text:p text:style-name="P19">Referências: </text:p>
            <text:p text:style-name="P19"/>
          </table:table-cell>
          <table:table-cell>
            <table:table table:is-sub-table="true">
              <table:table-column table:style-name="Table17.B"/>
              <table:table-row>
                <table:table-cell table:style-name="Table17.B2" office:value-type="string">
                  <text:p text:style-name="P23">Regras de Negócio: Não se aplica.</text:p>
                </table:table-cell>
              </table:table-row>
              <table:table-row>
                <table:table-cell table:style-name="Table17.B2" office:value-type="string">
                  <text:p text:style-name="P19">Não Funcionais: <text:s/><text:span text:style-name="T6">NF 01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7.A2" office:value-type="string">
            <text:p text:style-name="P19">Prioridade:</text:p>
          </table:table-cell>
          <table:table-cell table:style-name="Table17.B2" office:value-type="string">
            <text:p text:style-name="P19">Média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2">LEGENDA PARA PACOTES DE REQUISITOS NÃO-FUNCIONAIS:</text:p>
      <text:p text:style-name="P52"/>
      <text:p text:style-name="P52"><draw:frame draw:style-name="fr1" draw:name="Objeto1" text:anchor-type="paragraph" svg:width="15.363cm" svg:height="3.651cm" draw:z-index="1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P9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10" style:family="paragraph" style:parent-style-name="Standard">
      <style:paragraph-properties fo:break-before="pag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fo:text-align="end" style:justify-single-word="false" style:snap-to-layout-grid="false"/>
    </style:style>
    <style:style style:name="P14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 style:parent-style-name="Page_20_Number">
      <style:text-properties fo:font-size="8pt" style:font-size-asian="8pt"/>
    </style:style>
    <style:style style:name="T4" style:family="text" style:parent-style-name="Page_20_Number">
      <style:text-properties style:font-name="Albany"/>
    </style:style>
    <style:style style:name="T5" style:family="text" style:parent-style-name="Page_20_Number">
      <style:text-properties style:font-name="Albany" fo:font-size="8pt" style:font-size-asian="8pt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 style:parent-style-name="Page_20_Number">
      <style:text-properties fo:font-size="8pt" style:font-size-asian="8pt" style:font-name-complex="Arial"/>
    </style:style>
    <style:style style:name="T8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9g</text:p>
            </table:table-cell>
          </table:table-row>
          <table:table-row table:style-name="Tabela10.1">
            <table:table-cell table:style-name="Tabela10.A2" office:value-type="string">
              <text:p text:style-name="P8">UC-Administração de Disciplina</text:p>
            </table:table-cell>
            <table:table-cell table:style-name="Tabela10.B2" office:value-type="string">
              <text:p text:style-name="P9"><text:s text:c="2"/>Data: <text:s/>15/06/2006</text:p>
            </table:table-cell>
          </table:table-row>
        </table:table>
        <text:p text:style-name="P10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11">Confidencial</text:p>
            </table:table-cell>
            <table:table-cell table:style-name="Tabela9.A1" office:value-type="string">
              <text:p text:style-name="P12"><text:span text:style-name="T1">Copyright </text:span><text:span text:style-name="T2"></text:span><text:span text:style-name="T1"> 2006—2000 Fábio Nogueira de Lucena</text:span></text:p>
            </table:table-cell>
            <table:table-cell table:style-name="Tabela9.A1" office:value-type="string">
              <text:p text:style-name="P13"><text:span text:style-name="T1">Página </text:span><text:span text:style-name="T3"><text:page-number text:select-page="current">22</text:page-number></text:span><text:span text:style-name="T4"> </text:span><text:span text:style-name="T5">de </text:span><text:span text:style-name="T3"><text:page-count style:num-format="1">22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9">Visão</text:p>
            </table:table-cell>
            <table:table-cell table:style-name="Tabela12.B2" office:value-type="string">
              <text:p text:style-name="P9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4">Confidencial</text:p>
            </table:table-cell>
            <table:table-cell table:style-name="Tabela11.A1" office:value-type="string">
              <text:p text:style-name="P12"><text:span text:style-name="T6">Copyright </text:span><text:span text:style-name="T2"></text:span><text:span text:style-name="T6"> 2006—2000 Fábio Nogueira de Lucena</text:span></text:p>
            </table:table-cell>
            <table:table-cell table:style-name="Tabela11.A1" office:value-type="string">
              <text:p text:style-name="P13"><text:span text:style-name="T6">Página </text:span><text:span text:style-name="T7"><text:page-number text:select-page="current">22</text:page-number></text:span><text:span text:style-name="T8"> de </text:span><text:span text:style-name="T7"><text:page-count style:num-format="1">22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dc:title>Documento Visão</dc:title>
    <dc:subject>Projeto Escola</dc:subject>
    <meta:initial-creator>Fábio Nogueira de Lucena</meta:initial-creator>
    <meta:creation-date>2004-04-30T18:17:00</meta:creation-date>
    <dc:date>2006-06-16T00:40:48</dc:date>
    <meta:print-date>2003-09-02T15:56:00</meta:print-date>
    <dc:language>pt-BR</dc:language>
    <meta:editing-cycles>94</meta:editing-cycles>
    <meta:editing-duration>PT3H12M11S</meta:editing-duration>
    <meta:user-defined meta:name="Info 1"/>
    <meta:user-defined meta:name="Info 2"/>
    <meta:user-defined meta:name="Info 3"/>
    <meta:user-defined meta:name="Info 4"/>
    <meta:document-statistic meta:table-count="23" meta:image-count="0" meta:object-count="1" meta:page-count="22" meta:paragraph-count="464" meta:word-count="2894" meta:character-count="1815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4.07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0.002cm solid #000000"/>
    </style:style>
    <style:style style:name="ce2" style:family="table-cell" style:parent-style-name="Default">
      <style:table-cell-properties fo:border="0.002cm solid #000000"/>
      <style:text-properties fo:font-weight="bold"/>
    </style:style>
    <style:style style:name="ce3" style:family="table-cell" style:parent-style-name="Default">
      <style:table-cell-properties fo:background-color="#000080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4" style:family="table-cell" style:parent-style-name="Default">
      <style:table-cell-properties fo:border="0.002cm solid #000000"/>
    </style:style>
  </office:automatic-styles>
  <office:body>
    <office:spreadsheet>
      <table:calculation-settings table:case-sensitive="false" table:automatic-find-labels="false" table:use-regular-expressions="false"/>
      <table:table table:name="UC X Req Nao_Funcionai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28"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REQUISITOS NÃO FUNCIONAIS</text:p>
          </table:table-cell>
        </table:table-row>
        <table:table-row table:style-name="ro1">
          <table:table-cell table:style-name="ce2" office:value-type="string">
            <text:p>NF01</text:p>
          </table:table-cell>
          <table:table-cell table:style-name="ce4" office:value-type="string">
            <text:p>INTERFACE DE USUÁRIO</text:p>
          </table:table-cell>
        </table:table-row>
        <table:table-row table:style-name="ro1">
          <table:table-cell table:style-name="ce2" office:value-type="string">
            <text:p>NF02</text:p>
          </table:table-cell>
          <table:table-cell table:style-name="ce4" office:value-type="string">
            <text:p>INTERFACE DE SOFTWARE</text:p>
          </table:table-cell>
        </table:table-row>
        <table:table-row table:style-name="ro1">
          <table:table-cell table:style-name="ce2" office:value-type="string">
            <text:p>NF03</text:p>
          </table:table-cell>
          <table:table-cell table:style-name="ce4" office:value-type="string">
            <text:p>DESEMPENHO</text:p>
          </table:table-cell>
        </table:table-row>
        <table:table-row table:style-name="ro1">
          <table:table-cell table:style-name="ce2" office:value-type="string">
            <text:p>NF04</text:p>
          </table:table-cell>
          <table:table-cell table:style-name="ce4" office:value-type="string">
            <text:p>CONFIABILIDADE</text:p>
          </table:table-cell>
        </table:table-row>
        <table:table-row table:style-name="ro1">
          <table:table-cell table:style-name="ce2" office:value-type="string">
            <text:p>NF05</text:p>
          </table:table-cell>
          <table:table-cell table:style-name="ce4" office:value-type="string">
            <text:p>DISPONIBILIDADE</text:p>
          </table:table-cell>
        </table:table-row>
        <table:table-row table:style-name="ro1">
          <table:table-cell table:style-name="ce2" office:value-type="string">
            <text:p>NF06</text:p>
          </table:table-cell>
          <table:table-cell table:style-name="ce4" office:value-type="string">
            <text:p>SEGURANÇA</text:p>
          </table:table-cell>
        </table:table-row>
        <table:table-row table:style-name="ro2">
          <table:table-cell table:style-name="ce2" office:value-type="string">
            <text:p>NF07</text:p>
          </table:table-cell>
          <table:table-cell table:style-name="ce4" office:value-type="string">
            <text:p>MANUTENIBILIDADE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im</number:text>
    </number:number-style>
    <number:number-style style:name="N138P1" style:volatile="true">
      <number:text>Sim</number:text>
    </number:number-style>
    <number:number-style style:name="N138">
      <number:text>Nã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iro</number:text>
    </number:number-style>
    <number:number-style style:name="N140P1" style:volatile="true">
      <number:text>Verdadei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tivar</number:text>
    </number:number-style>
    <number:number-style style:name="N142P1" style:volatile="true">
      <number:text>Ativar</number:text>
    </number:number-style>
    <number:number-style style:name="N142">
      <number:text>Desativar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15">15/06/2006</text:date>, <text:time>17:30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